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3_30a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3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Horace Jayne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October 31, 1893</text:p>
      <text:p text:style-name="P6">Month<text:tab/><text:tab/><text:tab/><text:tab/><text:tab/><text:tab/>October</text:p>
      <text:p text:style-name="P6">Year<text:tab/><text:tab/><text:tab/><text:tab/><text:tab/><text:tab/>1893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A photocopy is available in Box 19, FF 11.</text:p>
      <text:p text:style-name="P6"/>
      <text:p text:style-name="P6">VII Transcription</text:p>
      <text:p text:style-name="P3">(Symbols: ?=uncertain; []=supplied information; /=end of line)</text:p>
      <text:p text:style-name="P3"/>
      <text:p text:style-name="P3">OFFICE OF THE DEAN./</text:p>
      <text:p text:style-name="P2">UNIVERISTY OF PENNSYLVANIA,/</text:p>
      <text:p text:style-name="P2">COLLEGE DEPARTMENT./</text:p>
      <text:p text:style-name="P4">Phila., October 31, 1893./</text:p>
      <text:p text:style-name="P3">Dear Sir:-/</text:p>
      <text:p text:style-name="P3"><text:tab/>Dr. Pepper has spoken to me/ concerning Mr. Isaac Husik, and I take great/ pleasure in enclosing an order for aid from/ the Scholarship Fund. <text:s/>This is our method of/ granting free scholarships, as, unfortunately,/ we have no endowed scholarships, but must pay/ the tuition of these deserving students/ ourselves, from a fund which we raise for/ that definite purpose./ <text:s/>Very sincerely yours,/ Horace Jayne/</text:p>
      <text:p text:style-name="P3">Rev. Dr. S. Morais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9T10:29:24.79</meta:creation-date>
    <dc:date>2012-03-26T14:17:43.31</dc:date>
    <dc:creator>Penn Libraries</dc:creator>
    <meta:editing-duration>PT00H04M06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2" meta:paragraph-count="68" meta:word-count="257" meta:character-count="1840"/>
  </office:meta>
</office:document-meta>
</file>